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7.2708in" fo:margin-left="0in" fo:margin-top="0in" fo:margin-bottom="0in" fo:break-before="auto" fo:break-after="auto" table:align="left" style:writing-mode="lr-tb"/>
    </style:style>
    <style:style style:name="Table1.A" style:family="table-column">
      <style:table-column-properties style:column-width="4.9785in"/>
    </style:style>
    <style:style style:name="Table1.B" style:family="table-column">
      <style:table-column-properties style:column-width="2.2924in"/>
    </style:style>
    <style:style style:name="Table1.1" style:family="table-row">
      <style:table-row-properties style:min-row-height="1.1111in" fo:keep-together="auto"/>
    </style:style>
    <style:style style:name="Table1.A1" style:family="table-cell">
      <style:table-cell-properties style:vertical-align="" fo:padding="0.1in" fo:border="none"/>
    </style:style>
    <style:style style:name="Table1.2" style:family="table-row">
      <style:table-row-properties style:min-row-height="8.1667in" fo:keep-together="auto"/>
    </style:style>
    <style:style style:name="P1" style:family="paragraph" style:parent-style-name="Standard">
      <style:paragraph-properties fo:break-before="auto" fo:break-after="auto" fo:padding="0in" fo:border="none"/>
    </style:style>
    <style:style style:name="P2" style:family="paragraph" style:parent-style-name="Standard">
      <style:paragraph-properties fo:margin-top="0.0835in" fo:margin-bottom="0in" loext:contextual-spacing="false" fo:line-height="130%" fo:padding="0in" fo:border="none"/>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15%"/>
      <style:text-properties fo:color="#000000" style:font-name="Open Sans" fo:font-weight="bold" style:font-name-asian="Open Sans1" style:font-weight-asian="bold" style:font-name-complex="Open Sans1"/>
    </style:style>
    <style:style style:name="P5" style:family="paragraph" style:parent-style-name="Standard">
      <style:paragraph-properties fo:margin-top="0in" fo:margin-bottom="0in" loext:contextual-spacing="false" fo:line-height="115%" fo:padding="0in" fo:border="none"/>
    </style:style>
    <style:style style:name="P6" style:family="paragraph" style:parent-style-name="Standard">
      <style:paragraph-properties fo:margin-top="0in" fo:margin-bottom="0in" loext:contextual-spacing="false" fo:line-height="115%" fo:padding="0in" fo:border="none"/>
      <style:text-properties fo:color="#000000" style:font-name="Open Sans" fo:font-weight="bold" style:font-name-asian="Open Sans1" style:font-weight-asian="bold" style:font-name-complex="Open Sans1"/>
    </style:style>
    <style:style style:name="P7" style:family="paragraph" style:parent-style-name="Standard">
      <style:paragraph-properties fo:margin-top="0in" fo:margin-bottom="0in" loext:contextual-spacing="false" fo:line-height="115%" fo:padding="0in" fo:border="none"/>
      <style:text-properties fo:color="#000000" style:font-name="Open Sans" style:font-name-asian="Open Sans1" style:font-name-complex="Open Sans1"/>
    </style:style>
    <style:style style:name="P8" style:family="paragraph" style:parent-style-name="Standard">
      <style:paragraph-properties fo:margin-left="0in" fo:margin-right="0.2083in" fo:margin-top="0.222in" fo:margin-bottom="0in" loext:contextual-spacing="false" fo:line-height="130%" fo:text-align="start" style:justify-single-word="false" fo:keep-together="auto" fo:orphans="0" fo:widows="0" fo:text-indent="0in" style:auto-text-indent="false" fo:padding="0in" fo:border="none" fo:keep-with-next="auto"/>
    </style:style>
    <style:style style:name="P9" style:family="paragraph" style:parent-style-name="Heading_20_1">
      <style:paragraph-properties fo:padding="0in" fo:border="none"/>
    </style:style>
    <style:style style:name="P10" style:family="paragraph" style:parent-style-name="Heading_20_2">
      <style:paragraph-properties fo:padding="0in" fo:border="none"/>
    </style:style>
    <style:style style:name="P11" style:family="paragraph" style:parent-style-name="Subtitle">
      <style:paragraph-properties fo:padding="0in" fo:border="none"/>
    </style:style>
    <style:style style:name="P12" style:family="paragraph" style:parent-style-name="Title">
      <style:paragraph-properties fo:padding="0in" fo:border="none"/>
    </style:style>
    <style:style style:name="P13" style:family="paragraph" style:parent-style-name="Heading_20_2">
      <style:text-properties fo:font-style="italic" fo:font-weight="normal" style:font-style-asian="italic" style:font-weight-asian="normal"/>
    </style:style>
    <style:style style:name="P14" style:family="paragraph" style:parent-style-name="Standard">
      <style:text-properties officeooo:rsid="00151426" officeooo:paragraph-rsid="00151426"/>
    </style:style>
    <style:style style:name="P15" style:family="paragraph" style:parent-style-name="Standard" style:master-page-name="Standard">
      <style:paragraph-properties fo:line-height="100%" style:page-number="1" fo:break-before="auto" fo:break-after="auto" fo:padding="0in" fo:border="none"/>
      <style:text-properties fo:font-size="6pt" style:font-size-asian="6pt" style:font-size-complex="6pt"/>
    </style:style>
    <style:style style:name="P16" style:family="paragraph" style:parent-style-name="Standard">
      <style:text-properties officeooo:rsid="001641b8" officeooo:paragraph-rsid="001641b8"/>
    </style:style>
    <style:style style:name="P17" style:family="paragraph" style:parent-style-name="Standard">
      <style:text-properties officeooo:paragraph-rsid="001641b8"/>
    </style:style>
    <style:style style:name="P18" style:family="paragraph" style:parent-style-name="Standard" style:list-style-name="WWNum2">
      <style:paragraph-properties fo:margin-left="0.5in" fo:margin-right="0.2083in" fo:margin-top="0.0835in" fo:margin-bottom="0in" loext:contextual-spacing="false" fo:text-indent="-0.25in" style:auto-text-indent="false"/>
    </style:style>
    <style:style style:name="P19" style:family="paragraph" style:parent-style-name="Standard" style:list-style-name="WWNum2">
      <style:paragraph-properties fo:margin-left="0.5in" fo:margin-right="0.2083in" fo:margin-top="0in" fo:margin-bottom="0in" loext:contextual-spacing="false" fo:text-indent="-0.25in" style:auto-text-indent="false"/>
    </style:style>
    <style:style style:name="P20" style:family="paragraph" style:parent-style-name="Subtitle" style:list-style-name="WWNum1">
      <style:paragraph-properties fo:margin-left="0.5in" fo:margin-right="0.2083in" fo:text-indent="-0.25in" style:auto-text-indent="false"/>
    </style:style>
    <style:style style:name="T1" style:family="text">
      <style:text-properties fo:color="#1155cc" style:font-name="Open Sans" style:text-underline-style="solid" style:text-underline-width="auto" style:text-underline-color="font-color" fo:font-weight="bold" style:font-name-asian="Open Sans1" style:font-weight-asian="bold" style:font-name-complex="Open Sans1"/>
    </style:style>
    <style:style style:name="T2" style:family="text">
      <style:text-properties fo:color="#1155cc" style:text-underline-style="solid" style:text-underline-width="auto" style:text-underline-color="font-color"/>
    </style:style>
    <style:style style:name="T3" style:family="text">
      <style:text-properties fo:font-style="italic" fo:font-weight="normal" style:font-style-asian="italic" style:font-weight-asian="normal"/>
    </style:style>
    <style:style style:name="T4" style:family="text">
      <style:text-properties fo:font-weight="normal" style:font-weight-asian="normal"/>
    </style:style>
    <style:style style:name="T5" style:family="text">
      <style:text-properties officeooo:rsid="00151426"/>
    </style:style>
    <style:style style:name="T6" style:family="text">
      <style:text-properties officeooo:rsid="001641b8"/>
    </style:style>
    <style:style style:name="T7" style:family="text">
      <style:text-properties officeooo:rsid="00164e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le1" table:style-name="Table1">
        <table:table-column table:style-name="Table1.A"/>
        <table:table-column table:style-name="Table1.B"/>
        <table:table-row table:style-name="Table1.1">
          <table:table-cell table:style-name="Table1.A1" office:value-type="string">
            <text:p text:style-name="P12"><text:bookmark text:name="_x8fm1uorkbaw"/>Jamie Lynn</text:p>
            <text:p text:style-name="P11"><text:bookmark text:name="_ymi089liagec"/>Javascript Python <text:span text:style-name="T5">Fullstack </text:span>Web Developer</text:p>
          </table:table-cell>
          <table:table-cell table:style-name="Table1.A1" office:value-type="string">
            <text:p text:style-name="P7">513 Grace Ln</text:p>
            <text:p text:style-name="P7">Coppell, Tx 75019</text:p>
            <text:p text:style-name="P6">(972) 440-9156</text:p>
            <text:p text:style-name="P5"><text:a xlink:type="simple" xlink:href="mailto:toby2494@hotmail.com" text:style-name="ListLabel_20_19" text:visited-style-name="ListLabel_20_19"><text:span text:style-name="T1">toby2494@hotmail.com</text:span></text:a></text:p>
            <text:p text:style-name="P4">seolynn.com</text:p>
            <text:p text:style-name="P6">Jamielynn.dev</text:p>
            <text:p text:style-name="P6">https://github.com/feeby2494</text:p>
            <text:p text:style-name="P6"/>
          </table:table-cell>
        </table:table-row>
        <table:table-row table:style-name="Table1.2">
          <table:table-cell table:style-name="Table1.A1" office:value-type="string">
            <text:p text:style-name="P14">With a Passion and Child-like curiosity of building things and learning the underworkings of systems, I love building full-stack applications with Python and Javascript. With the right company and team, we can share our passion and love of web development together.</text:p>
            <text:p text:style-name="P9"><text:bookmark text:name="_jhv78pp9wtzd"/>PROJECTS</text:p>
            <text:p text:style-name="P3"/>
            <text:p text:style-name="P13"><text:bookmark text:name="_1jxja7x2alfk"/>Django App for Web Project submission</text:p>
            <text:p text:style-name="P3">For my freelance business offering Data Analysis and Web Development.</text:p>
            <text:p text:style-name="P3">Possible to send orders in with multiple projects, two step registration, and user login/logout features.</text:p>
            <text:p text:style-name="Standard">Links: <text:a xlink:type="simple" xlink:href="https://data.seolynn.com/" text:style-name="ListLabel_20_20" text:visited-style-name="ListLabel_20_20"><text:span text:style-name="T2">Live Site</text:span></text:a> <text:s text:c="40"/><text:a xlink:type="simple" xlink:href="https://github.com/feeby2494/seolynnDjango" text:style-name="ListLabel_20_20" text:visited-style-name="ListLabel_20_20"><text:span text:style-name="T2">Github</text:span></text:a></text:p>
            <text:p text:style-name="P13"><text:bookmark text:name="_w50n1svm0c1r"/>Django Vue Blog </text:p>
            <text:p text:style-name="P3">A Simple Django Restframework / Vue Blog with images, iframes, and many elements per post possible.</text:p>
            <text:p text:style-name="Standard">Links: <text:s/><text:a xlink:type="simple" xlink:href="https://github.com/feeby2494/car_blog" text:style-name="ListLabel_20_20" text:visited-style-name="ListLabel_20_20"><text:span text:style-name="T2">Github-backend</text:span></text:a> <text:s text:c="22"/><text:a xlink:type="simple" xlink:href="https://github.com/feeby2494/car-blog-frontend" text:style-name="ListLabel_20_20" text:visited-style-name="ListLabel_20_20"><text:span text:style-name="T2">Github-frontend</text:span></text:a></text:p>
            <text:p text:style-name="P13"><text:bookmark text:name="_urrvmw69bhlm"/>Mobile Repair Mail-in Service Version 2</text:p>
            <text:p text:style-name="P3">Planned to replace Seolynn.com with Django/Vue app for faster development and more optimized/stable code. Less custom code.</text:p>
            <text:p text:style-name="Standard">Links: <text:s/><text:a xlink:type="simple" xlink:href="https://github.com/feeby2494/corolla_buddy_backend" text:style-name="ListLabel_20_20" text:visited-style-name="ListLabel_20_20"><text:span text:style-name="T2">Github-backend</text:span></text:a> <text:s text:c="22"/><text:a xlink:type="simple" xlink:href="https://github.com/feeby2494/corolla_buddy_frontend" text:style-name="ListLabel_20_20" text:visited-style-name="ListLabel_20_20"><text:span text:style-name="T2">Github-frontend</text:span></text:a></text:p>
            <text:p text:style-name="P10"><text:bookmark text:name="_vm051rmyhoww"/>seolynn.com<text:span text:style-name="T4">— </text:span><text:span text:style-name="T3">Mobile Repair Mail-in Service</text:span></text:p>
            <text:p text:style-name="P3">Site I use for online repair business. Possible to submit device for repair, users can login to see their devices along with progress. Admin can view all devices and change status of devices. Flask with React used.</text:p>
            <text:p text:style-name="P2">Links: <text:s/><text:a xlink:type="simple" xlink:href="https://seolynn.com/" text:style-name="ListLabel_20_20" text:visited-style-name="ListLabel_20_20"><text:span text:style-name="T2">Live Site</text:span></text:a> <text:s text:c="39"/><text:a xlink:type="simple" xlink:href="https://github.com/feeby2494/theTekCowboysFlaskReact" text:style-name="ListLabel_20_20" text:visited-style-name="ListLabel_20_20"><text:span text:style-name="T2">Github-FullStack</text:span></text:a></text:p>
            <text:p text:style-name="Heading_20_2"><text:bookmark text:name="_n3yv85ai18d4"/>chromebooks.v3.jamielynn.dev<text:span text:style-name="T4">— </text:span><text:span text:style-name="T3">Chromebook and Macbook parts Reference and Inventory Management Application</text:span></text:p>
            <text:p text:style-name="P3">One of my first Flask/React apps I made to tackle the issue my repair team was facing at AGi Repair. I needed a centralized app to look up part numbers for chromebooks and macbooks. Later added inventory that corresponds to physical location codes on shelves. Dealt with Json Web Tokens for user authentication.</text:p>
            <text:p text:style-name="Standard">Links: <text:a xlink:type="simple" xlink:href="https://github.com/feeby2494/chromebook_parts_tracker" text:style-name="ListLabel_20_20" text:visited-style-name="ListLabel_20_20"><text:span text:style-name="T2">Github</text:span></text:a>, <text:s/><text:a xlink:type="simple" xlink:href="https://chromebooks.v3.jamielynn.dev/" text:style-name="ListLabel_20_20" text:visited-style-name="ListLabel_20_20"><text:span text:style-name="T2">Live Site</text:span></text:a></text:p>
            <text:p text:style-name="Heading_20_2"><text:bookmark text:name="_2ofwq6nazefz"/><text:soft-page-break/>jamielynn.dev<text:span text:style-name="T4">— </text:span><text:span text:style-name="T3">Personal Site, Language Learning Tools, and Portfolio</text:span></text:p>
            <text:p text:style-name="P3">My personal Flask/React site. Have not worked on it for a while. Have two apps to help me learn Korean and Japanese.</text:p>
            <text:p text:style-name="Standard">Links: <text:a xlink:type="simple" xlink:href="https://github.com/feeby2494/japaneseFlashCards" text:style-name="ListLabel_20_20" text:visited-style-name="ListLabel_20_20"><text:span text:style-name="T2">Github</text:span></text:a>, <text:s/><text:a xlink:type="simple" xlink:href="https://jamielynn.dev/" text:style-name="ListLabel_20_20" text:visited-style-name="ListLabel_20_20"><text:span text:style-name="T2">Live Site (Home)</text:span></text:a>, <text:a xlink:type="simple" xlink:href="https://jamielynn.dev/flashcards" text:style-name="ListLabel_20_20" text:visited-style-name="ListLabel_20_20"><text:span text:style-name="T2">Live Site (Vocab Quiz)</text:span></text:a>, <text:a xlink:type="simple" xlink:href="https://jamielynn.dev/points" text:style-name="ListLabel_20_20" text:visited-style-name="ListLabel_20_20"><text:span text:style-name="T2">Live Site (Points app)</text:span></text:a></text:p>
            <text:p text:style-name="Heading_20_1"><text:bookmark text:name="_yk8luflkpwij"/>EDUCATION</text:p>
            <text:p text:style-name="Heading_20_2"><text:bookmark text:name="_6wymnhinx9q5"/>University of North Texas, <text:span text:style-name="T4">Denton, Tx — </text:span><text:span text:style-name="T3">Bachelors or Arts</text:span></text:p>
            <text:p text:style-name="Heading_20_3"><text:bookmark text:name="_7vtcyzeczjot"/>Aug 2011 - Aug 2015</text:p>
            <text:p text:style-name="P16">My love for learning Japanese and Korean, and my love of history brought me to a difficult, but necessary descion in my life. While I was struggling with math and physics, I changed my major twice finally deciding on International Studies. Liberal Arts major fit me the best and I loved studying about language, culture, religion, people, international aid, and history. </text:p>
            <text:p text:style-name="Heading_20_2"><text:bookmark text:name="_czfiadnsgnzp"/>Coursera, <text:span text:style-name="T4">Online — Google </text:span><text:span text:style-name="T3">Certificates</text:span></text:p>
            <text:p text:style-name="Heading_20_3"><text:bookmark text:name="_miiyt1y6sl7g"/>Jan 2020 - Oct 2022</text:p>
            <text:list xml:id="list857171863" text:style-name="WWNum2">
              <text:list-item>
                <text:p text:style-name="P18">Google IT Authentication Certificate ( Certificate Link )</text:p>
              </text:list-item>
              <text:list-item>
                <text:p text:style-name="P19">Google IT Help Desk Certificate ( Certificate Link )</text:p>
              </text:list-item>
              <text:list-item>
                <text:p text:style-name="P19">Meta Backend Developer Certificate ( 4 out of 9 completed )</text:p>
              </text:list-item>
            </text:list>
            <text:p text:style-name="Heading_20_1"><text:bookmark text:name="_7xewe8ndka3r"/>EXPERIENCE</text:p>
            <text:p text:style-name="Heading_20_2"><text:bookmark text:name="_rfgvkg2ifhfd"/>AGi Repair Tx, <text:span text:style-name="T4">Carrollton, Tx — </text:span><text:span text:style-name="T3">Chromebook Tech (was Facility Manager)</text:span></text:p>
            <text:p text:style-name="Heading_20_3"><text:bookmark text:name="_n64fgzu3lwuy"/><text:span text:style-name="T7">Nov</text:span> 2016 – <text:span text:style-name="T7">Dec 2022</text:span></text:p>
            <text:p text:style-name="Standard">I worked myself up from iPad tech to computer repair lead, then to assistant manager, then to facility manager, then everything fell apart. My issue with management is I’m too nice to my employees and don’t like putting my fist down. Granted the situation I was dealing with was something beyond my abilities. I don’t want to be a manager until I know how to handle people with more assertiveness. I also created the chromebook/macbook inventory application when I worked here. I was not a part of the official development team, but because I made this app for a business issue and my office used it, I consider this professional experience. I’m still appalled that my company didn’t choose me as a developer, but it may have come down to lack of PHP experience.</text:p>
            <text:p text:style-name="Heading_20_2"><text:bookmark text:name="_wj0puh61kxsr"/>Ministry of Education, Science and Technology, <text:span text:style-name="T4">Jeonju-shi, Jeollabuk-do, Korea(the one everyone loves) — </text:span><text:span text:style-name="T3">TALK Scholar</text:span></text:p>
            <text:p text:style-name="Heading_20_3"><text:bookmark text:name="_8hk593fs3sag"/>2013 - 2015</text:p>
            <text:p text:style-name="P17"><text:span text:style-name="T6">My love of Korea eventually brough me here as part of the </text:span>TaLK <text:soft-page-break/>program (Teach and Learn in Korea). TALK scholar is an English Teaching Assistant and Afterschool Teacher. I used Korean as much as I could, but hit some limits in my ability with the language. I plan to build up my grammar and vocabulary, then take the TOPIK certifications. I loved and still love Korea and the Korean language, but teaching English wasn’t for me. <text:span text:style-name="T6">With that said, my greatest memories in life were in Korea.</text:span></text:p>
            <text:p text:style-name="Standard"/>
          </table:table-cell>
          <table:table-cell table:style-name="Table1.A1" office:value-type="string">
            <text:p text:style-name="P9"><text:bookmark text:name="_ca0awj8022e2"/>SKILLS</text:p>
            <text:list xml:id="list587972136" text:style-name="WWNum1">
              <text:list-item>
                <text:p text:style-name="P20"><text:bookmark text:name="_926m25tohy1e"/></text:p>
              </text:list-item>
              <text:list-item>
                <text:p text:style-name="P20"><text:bookmark text:name="_j89tl47ct4q4"/>React.js, Flask, Django, Vue.js, Wordpress, PHP, Nginx, Linux, Bash, Digital Oceans, Rest API, Node</text:p>
              </text:list-item>
            </text:list>
            <text:p text:style-name="P9"><text:bookmark text:name="_cxxkes25b26"/>LANGUAGES</text:p>
            <text:p text:style-name="P8">English (Native), Korean (Intermediate Beginner), Japanese (Beginner)</text:p>
          </table:table-cell>
        </table:table-row>
      </table:table>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Merriweather" fo:font-size="9pt" fo:language="en" fo:country="none" style:letter-kerning="false" style:font-name-asian="Merriweather1" style:font-size-asian="9pt" style:language-asian="zh" style:country-asian="CN" style:font-name-complex="Merriweather1" style:font-size-complex="9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666666" style:font-name="Merriweather" fo:font-size="9pt" fo:language="en" fo:country="none" style:letter-kerning="false" style:font-name-asian="Merriweather1" style:font-size-asian="9pt" style:language-asian="zh" style:country-asian="CN" style:font-name-complex="Merriweather1" style:font-size-complex="9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2083in" fo:margin-top="0.0835in" fo:margin-bottom="0in" loext:contextual-spacing="false" fo:line-height="130%" fo:orphans="0" fo:widows="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165in" fo:margin-bottom="0in" loext:contextual-spacing="false" fo:line-height="100%" fo:break-before="auto" fo:break-after="auto"/>
      <style:text-properties fo:color="#2079c7" style:font-name="Open Sans" fo:font-family="'Open Sans'" style:font-family-generic="roman" style:font-pitch="variable" fo:font-weight="bold" style:font-name-asian="Open Sans1" style:font-family-asian="'Open Sans'" style:font-family-generic-asian="system" style:font-pitch-asian="variable" style:font-weight-asian="bold" style:font-name-complex="Open Sans1" style:font-family-complex="'Open San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fo:keep-together="always" fo:break-before="auto" fo:break-after="auto" fo:keep-with-next="always"/>
      <style:text-properties fo:color="#000000" fo:font-size="11pt" fo:font-weight="bold" style:font-size-asian="11pt" style:font-weight-asian="bold" style:font-size-complex="11pt"/>
    </style:style>
    <style:style style:name="Heading_20_3" style:display-name="Heading 3" style:family="paragraph" style:parent-style-name="normal" style:next-style-name="Standard" style:default-outline-level="" style:class="text">
      <style:paragraph-properties fo:margin-top="0.0693in" fo:margin-bottom="0.0693in" loext:contextual-spacing="false" fo:line-height="100%" fo:keep-together="always" fo:break-before="auto" fo:break-after="auto" fo:keep-with-next="always"/>
      <style:text-properties fo:color="#666666" style:font-name="Open Sans" fo:font-family="'Open Sans'" style:font-family-generic="roman" style:font-pitch="variable" fo:font-size="8pt" style:font-name-asian="Open Sans1" style:font-family-asian="'Open Sans'" style:font-family-generic-asian="system" style:font-pitch-asian="variable" style:font-size-asian="8pt" style:font-name-complex="Open Sans1" style:font-family-complex="'Open Sans'" style:font-family-generic-complex="system" style:font-pitch-complex="variable" style:font-size-complex="8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0835in" loext:contextual-spacing="false" fo:line-height="100%" fo:break-before="auto" fo:break-after="auto"/>
      <style:text-properties fo:color="#000000"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in" fo:margin-bottom="0in" loext:contextual-spacing="false" fo:line-height="115%" fo:break-before="auto" fo:break-after="auto"/>
      <style:text-properties fo:color="#000000" style:font-name="Open Sans" fo:font-family="'Open Sans'" style:font-family-generic="roman" style:font-pitch="variable"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Open Sans" fo:font-family="'Open Sans'" style:font-family-generic="roman" style:font-pitch="variable" style:text-underline-style="solid" style:text-underline-width="auto" style:text-underline-color="font-color" fo:font-weight="bold" style:font-name-asian="Open Sans1" style:font-family-asian="'Open Sans'" style:font-family-generic-asian="system" style:font-pitch-asian="variable" style:font-weight-asian="bold" style:font-name-complex="Open Sans1" style:font-family-complex="'Open San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4in" fo:margin-bottom="0.5992in" fo:margin-left="0.5992in" fo:margin-right="0.5992in" style:writing-mode="lr-tb" style:layout-grid-color="#c0c0c0" style:layout-grid-lines="254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14T09:36:18.272362047</dc:date>
    <meta:editing-duration>PT15M2S</meta:editing-duration>
    <meta:editing-cycles>3</meta:editing-cycles>
    <meta:document-statistic meta:table-count="1" meta:image-count="0" meta:object-count="0" meta:page-count="3" meta:paragraph-count="51" meta:word-count="695" meta:character-count="4490" meta:non-whitespace-character-count="3715"/>
  </office:meta>
</office:document-meta>
</file>